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98mm"/>
    </style:style>
    <style:style style:name="co3" style:family="table-column">
      <style:table-column-properties fo:break-before="auto" style:column-width="75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1" style:font-name-asian="Liberation Sans1" style:font-name-complex="Liberation Sans1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remier</text:p>
          </table:table-cell>
          <table:table-cell table:style-name="ce1" office:value-type="string" calcext:value-type="string">
            <text:p>Suiv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G</text:p>
          </table:table-cell>
          <table:table-cell table:style-name="ce2" office:value-type="string" calcext:value-type="string">
            <text:p>Int \ idf \ ε</text:p>
          </table:table-cell>
          <table:table-cell table:style-name="ce5" office:value-type="string" calcext:value-type="string">
            <text:p>┴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DV</text:p>
          </table:table-cell>
          <table:table-cell table:style-name="ce2" office:value-type="string" calcext:value-type="string">
            <text:p>Int \ ε</text:p>
          </table:table-cell>
          <table:table-cell table:style-name="ce2" office:value-type="string" calcext:value-type="string">
            <text:p>Idf \ ┴ \ {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V</text:p>
          </table:table-cell>
          <table:table-cell table:style-name="ce2" office:value-type="string" calcext:value-type="string">
            <text:p>int</text:p>
          </table:table-cell>
          <table:table-cell table:style-name="ce2" table:formula="of:=CONCATENATE(&quot;; \ &quot;;[.C11])" office:value-type="string" office:string-value="; \ )" calcext:value-type="string">
            <text:p>;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VB</text:p>
          </table:table-cell>
          <table:table-cell table:style-name="ce2" office:value-type="string" calcext:value-type="string">
            <text:p>, \ ε</text:p>
          </table:table-cell>
          <table:table-cell table:style-name="ce2" table:formula="of:=[.C4]" office:value-type="string" office:string-value="; \ )" calcext:value-type="string">
            <text:p>;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V</text:p>
          </table:table-cell>
          <table:table-cell table:style-name="ce2" office:value-type="string" calcext:value-type="string">
            <text:p>int</text:p>
          </table:table-cell>
          <table:table-cell table:style-name="ce2" table:formula="of:=CONCATENATE(&quot;, \ &quot;;[.C4])" office:value-type="string" office:string-value=", \ ; \ )" calcext:value-type="string">
            <text:p>, \ ;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TT</text:p>
          </table:table-cell>
          <table:table-cell table:style-name="ce2" office:value-type="string" calcext:value-type="string">
            <text:p>[ \ ε</text:p>
          </table:table-cell>
          <table:table-cell table:style-name="ce2" table:formula="of:=CONCATENATE([.C6])" office:value-type="string" office:string-value=", \ ; \ )" calcext:value-type="string">
            <text:p>, \ ;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F</text:p>
          </table:table-cell>
          <table:table-cell table:style-name="ce2" office:value-type="string" calcext:value-type="string">
            <text:p>Idf \ ε</text:p>
          </table:table-cell>
          <table:table-cell table:style-name="ce2" table:formula="of:=CONCATENATE([.C2])" office:value-type="string" office:string-value="┴" calcext:value-type="string">
            <text:p>┴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idf</text:p>
          </table:table-cell>
          <table:table-cell table:style-name="ce2" table:formula="of:=CONCATENATE(&quot;idf \ &quot;;[.C8])" office:value-type="string" office:string-value="idf \ ┴" calcext:value-type="string">
            <text:p>idf \ ┴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(</text:p>
          </table:table-cell>
          <table:table-cell table:style-name="ce2" table:formula="of:=CONCATENATE(&quot;int \ &quot;;[.C9])" office:value-type="string" office:string-value="int \ idf \ ┴" calcext:value-type="string">
            <text:p>int \ idf \ ┴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V</text:p>
          </table:table-cell>
          <table:table-cell table:style-name="ce2" office:value-type="string" calcext:value-type="string">
            <text:p>Int \ ε</text:p>
          </table:table-cell>
          <table:table-cell table:style-name="ce2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dv \ { \ si \ tq \ idf \ ret \ ecr \ ;</text:p>
          </table:table-cell>
          <table:table-cell table:style-name="ce2" table:formula="of:=CONCATENATE(&quot;Idv \ { \ si \ tq \ idf \ ret \ ecr \ ; \ &quot;;[.C15])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AFF</text:p>
          </table:table-cell>
          <table:table-cell table:style-name="ce2" office:value-type="string" calcext:value-type="string">
            <text:p>idv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</text:p>
          </table:table-cell>
          <table:table-cell table:style-name="ce2" office:value-type="string" calcext:value-type="string">
            <text:p>{</text:p>
          </table:table-cell>
          <table:table-cell table:style-name="ce2" table:formula="of:=CONCATENATE(&quot;sin \ &quot;;[.C16])" office:value-type="string" office:string-value="sin \ Idv \ { \ si \ tq \ idf \ ret \ ecr \ ; \ }" calcext:value-type="string">
            <text:p>sin \ 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dv \ { \ si \ tq \ idf \ ret \ ecr \ ; \ ε</text:p>
          </table:table-cell>
          <table:table-cell table:style-name="ce2" office:value-type="string" calcext:value-type="string">
            <text:p>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I</text:p>
          </table:table-cell>
          <table:table-cell table:style-name="ce2" office:value-type="string" calcext:value-type="string">
            <text:p>si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INON</text:p>
          </table:table-cell>
          <table:table-cell table:style-name="ce2" office:value-type="string" calcext:value-type="string">
            <text:p>Sin \ ε</text:p>
          </table:table-cell>
          <table:table-cell table:style-name="ce2" table:formula="of:=[.C16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Q</text:p>
          </table:table-cell>
          <table:table-cell table:style-name="ce2" office:value-type="string" calcext:value-type="string">
            <text:p>tq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APP</text:p>
          </table:table-cell>
          <table:table-cell table:style-name="ce2" office:value-type="string" calcext:value-type="string">
            <text:p>idf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ET</text:p>
          </table:table-cell>
          <table:table-cell table:style-name="ce2" office:value-type="string" calcext:value-type="string">
            <text:p>ret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ECR</text:p>
          </table:table-cell>
          <table:table-cell table:style-name="ce2" office:value-type="string" calcext:value-type="string">
            <text:p>ecr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VIDE</text:p>
          </table:table-cell>
          <table:table-cell table:style-name="ce2" office:value-type="string" calcext:value-type="string">
            <text:p>;</text:p>
          </table:table-cell>
          <table:table-cell table:style-name="ce2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; \ alr \ fr \ ) \ ] \ | \ , \ &quot;;[.C38])" office:value-type="string" office:string-value="; \ alr \ fr \ ) \ ] \ | \ , \ )" calcext:value-type="string">
            <text:p>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B</text:p>
          </table:table-cell>
          <table:table-cell table:style-name="ce2" office:value-type="string" calcext:value-type="string">
            <text:p>| \ ε</text:p>
          </table:table-cell>
          <table:table-cell table:style-name="ce2" table:formula="of:=CONCATENATE([.C23])" office:value-type="string" office:string-value="; \ alr \ fr \ ) \ ] \ | \ , \ )" calcext:value-type="string">
            <text:p>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J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[.C23])" office:value-type="string" office:string-value="; \ alr \ fr \ ) \ ] \ | \ , \ )" calcext:value-type="string">
            <text:p>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JB</text:p>
          </table:table-cell>
          <table:table-cell table:style-name="ce2" office:value-type="string" calcext:value-type="string">
            <text:p>&amp; \ ε</text:p>
          </table:table-cell>
          <table:table-cell table:style-name="ce2" table:formula="of:=CONCATENATE([.C25])" office:value-type="string" office:string-value="; \ alr \ fr \ ) \ ] \ | \ , \ )" calcext:value-type="string">
            <text:p>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&amp; \ &quot;;[.C25])" office:value-type="string" office:string-value="&amp; \ ; \ alr \ fr \ ) \ ] \ | \ , \ )" calcext:value-type="string">
            <text:p>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B</text:p>
          </table:table-cell>
          <table:table-cell table:style-name="ce2" office:value-type="string" calcext:value-type="string">
            <text:p>&lt; \ = \ ε</text:p>
          </table:table-cell>
          <table:table-cell table:style-name="ce2" table:formula="of:=[.C27]" office:value-type="string" office:string-value="&amp; \ ; \ alr \ fr \ ) \ ] \ | \ , \ )" calcext:value-type="string">
            <text:p>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&lt; \ = \ &quot;;[.C27])" office:value-type="string" office:string-value="&lt; \ = \ &amp; \ ; \ alr \ fr \ ) \ ] \ | \ , \ )" calcext:value-type="string">
            <text:p>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B</text:p>
          </table:table-cell>
          <table:table-cell table:style-name="ce2" office:value-type="string" calcext:value-type="string">
            <text:p>+ \ - \ ε</text:p>
          </table:table-cell>
          <table:table-cell table:style-name="ce2" table:formula="of:=[.C29]" office:value-type="string" office:string-value="&lt; \ = \ &amp; \ ; \ alr \ fr \ ) \ ] \ | \ , \ )" calcext:value-type="string">
            <text:p>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+ \ - \ &quot;;[.C29])" office:value-type="string" office:string-value="+ \ - \ &lt; \ = \ &amp; \ ; \ alr \ fr \ ) \ ] \ | \ , \ )" calcext:value-type="string">
            <text:p>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B</text:p>
          </table:table-cell>
          <table:table-cell table:style-name="ce2" office:value-type="string" calcext:value-type="string">
            <text:p>* \ / \ ε</text:p>
          </table:table-cell>
          <table:table-cell table:style-name="ce2" table:formula="of:=[.C31]" office:value-type="string" office:string-value="+ \ - \ &lt; \ = \ &amp; \ ; \ alr \ fr \ ) \ ] \ | \ , \ )" calcext:value-type="string">
            <text:p>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G</text:p>
          </table:table-cell>
          <table:table-cell table:style-name="ce2" office:value-type="string" calcext:value-type="string">
            <text:p>! \ ( \ nb \ idf \ idv \ lire</text:p>
          </table:table-cell>
          <table:table-cell table:style-name="ce2" table:formula="of:=CONCATENATE(&quot;* \ / \ &quot;;[.C31])" office:value-type="string" office:string-value="* \ / \ + \ - \ &lt; \ = \ &amp; \ ; \ alr \ fr \ ) \ ] \ | \ , \ )" calcext:value-type="string">
            <text:p>* \ / \ 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( \ nb \ idf \ idv \ lire</text:p>
          </table:table-cell>
          <table:table-cell table:style-name="ce2" table:formula="of:=[.C33]" office:value-type="string" office:string-value="* \ / \ + \ - \ &lt; \ = \ &amp; \ ; \ alr \ fr \ ) \ ] \ | \ , \ )" calcext:value-type="string">
            <text:p>* \ / \ 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idv</text:p>
          </table:table-cell>
          <table:table-cell table:style-name="ce2" table:formula="of:=CONCATENATE([.C34])" office:value-type="string" office:string-value="* \ / \ + \ - \ &lt; \ = \ &amp; \ ; \ alr \ fr \ ) \ ] \ | \ , \ )" calcext:value-type="string">
            <text:p>* \ / \ 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IND</text:p>
          </table:table-cell>
          <table:table-cell table:style-name="ce2" office:value-type="string" calcext:value-type="string">
            <text:p>[ \ ε</text:p>
          </table:table-cell>
          <table:table-cell table:style-name="ce2" table:formula="of:=[.C35]" office:value-type="string" office:string-value="* \ / \ + \ - \ &lt; \ = \ &amp; \ ; \ alr \ fr \ ) \ ] \ | \ , \ )" calcext:value-type="string">
            <text:p>* \ / \ 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F</text:p>
          </table:table-cell>
          <table:table-cell table:style-name="ce2" office:value-type="string" calcext:value-type="string">
            <text:p>idf</text:p>
          </table:table-cell>
          <table:table-cell table:style-name="ce2" table:formula="of:=[.C36]" office:value-type="string" office:string-value="* \ / \ + \ - \ &lt; \ = \ &amp; \ ; \ alr \ fr \ ) \ ] \ | \ , \ )" calcext:value-type="string">
            <text:p>* \ / \ + \ - \ &lt; \ = \ &amp; \ ; \ alr \ fr \ ) \ ] \ | \ , \ 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XP</text:p>
          </table:table-cell>
          <table:table-cell table:style-name="ce5" office:value-type="string" calcext:value-type="string">
            <text:p>| \ , \ ε</text:p>
          </table:table-cell>
          <table:table-cell table:style-name="ce2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XPB</text:p>
          </table:table-cell>
          <table:table-cell table:style-name="ce3" office:value-type="string" calcext:value-type="string">
            <text:p>, \ ε</text:p>
          </table:table-cell>
          <table:table-cell table:style-name="ce3" table:formula="of:=[.C38]" office:value-type="string" office:string-value=")" calcext:value-type="string">
            <text:p>)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8:12:39.2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6:14:20.613503432</meta:creation-date>
    <dc:date>2017-02-06T18:51:38.295000000</dc:date>
    <meta:editing-duration>PT48M58S</meta:editing-duration>
    <meta:editing-cycles>2</meta:editing-cycles>
    <meta:generator>LibreOffice/5.2.2.2$Windows_X86_64 LibreOffice_project/8f96e87c890bf8fa77463cd4b640a2312823f3ad</meta:generator>
    <meta:document-statistic meta:table-count="1" meta:cell-count="117" meta:object-count="0"/>
  </office:meta>
</office:document-meta>
</file>